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text-properties style:font-name="FreeSerif" officeooo:rsid="0012973f" officeooo:paragraph-rsid="0012973f"/>
    </style:style>
    <style:style style:name="P2" style:family="paragraph" style:parent-style-name="Standard">
      <style:text-properties style:font-name="FreeSerif" fo:font-size="12pt" officeooo:rsid="00198d52" officeooo:paragraph-rsid="0012973f" style:font-size-asian="12pt" style:font-size-complex="12pt"/>
    </style:style>
    <style:style style:name="P3" style:family="paragraph" style:parent-style-name="Standard">
      <style:text-properties style:font-name="FreeSerif" fo:font-size="12pt" officeooo:rsid="0012973f" officeooo:paragraph-rsid="0012973f" style:font-size-asian="12pt" style:font-size-complex="12pt"/>
    </style:style>
    <style:style style:name="P4" style:family="paragraph" style:parent-style-name="Standard">
      <style:text-properties style:font-name="FreeSans" fo:font-size="22pt" officeooo:rsid="0018e78d" officeooo:paragraph-rsid="0012973f" style:font-size-asian="22pt" style:font-size-complex="22pt"/>
    </style:style>
    <style:style style:name="P5" style:family="paragraph" style:parent-style-name="Standard">
      <style:text-properties style:font-name="FreeSans" fo:font-size="22pt" fo:language="en" fo:country="US" officeooo:rsid="0018e78d" officeooo:paragraph-rsid="0012973f" style:font-size-asian="22pt" style:font-size-complex="22pt"/>
    </style:style>
    <style:style style:name="P6" style:family="paragraph" style:parent-style-name="Standard">
      <style:text-properties style:font-name="FreeSerif" fo:font-size="12pt" officeooo:rsid="0013474e" officeooo:paragraph-rsid="0013474e" style:font-size-asian="12pt" style:font-size-complex="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lanning</text:p>
      <text:p text:style-name="P6">During the planning phase all of us started out by having a big meating brainstorming how the general flow of project would be handled. What parts would be handled by the app, what parts would be handled by the website and so on. This was mainly done on whiteboards and photographed (by me).</text:p>
      <text:p text:style-name="P6"/>
      <text:p text:style-name="P6">To get the team coordinated I coordinated a team on Keybase with dedicated channels for the different parts of the projects as well as <text:s/>automatic git status reporting by bots to be able to easiley follow all new commits.</text:p>
      <text:p text:style-name="P6"/>
      <text:p text:style-name="P6">I also gave continual feedback on the design mockups that was created for our first presentation.</text:p>
      <text:p text:style-name="P6"/>
      <text:p text:style-name="P4">Sprint 1</text:p>
      <text:p text:style-name="P3">asd</text:p>
      <text:p text:style-name="P4">Sprint 2</text:p>
      <text:p text:style-name="P2">asd</text:p>
      <text:p text:style-name="P4">Sprint 3</text:p>
      <text:p text:style-name="P2">asd</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FreeSerif" officeooo:rsid="0012973f" officeooo:paragraph-rsid="0012973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Mikael Danielsson</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1T13:55:37.109945294</meta:creation-date>
    <dc:date>2020-02-12T14:26:36.976104432</dc:date>
    <meta:editing-duration>PT40M41S</meta:editing-duration>
    <meta:editing-cycles>3</meta:editing-cycles>
    <meta:generator>LibreOffice/6.4.0.3$Linux_X86_64 LibreOffice_project/40$Build-3</meta:generator>
    <meta:document-statistic meta:table-count="0" meta:image-count="0" meta:object-count="0" meta:page-count="1" meta:paragraph-count="11" meta:word-count="120" meta:character-count="666" meta:non-whitespace-character-count="556"/>
  </office:meta>
</office:document-meta>
</file>